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color="#0066cc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66cc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inführung Rogue/Rog-o-matic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Was ist Rogue?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Ein rundenbasiertrer Dungeoncraw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Für einen Spieler</text:span></text:p>
                  </text:list-item>
                  <text:list-item>
                    <text:p text:style-name="P2"><text:span text:style-name="T2">Zufallsgenerierte Level</text:span></text:p>
                  </text:list-item>
                </text:list>
              </text:list-item>
            </text:list>
            <text:list text:style-name="L4">
              <text:list-item>
                <text:p text:style-name="P2">Was ist das Ziel des Spiels</text:p>
              </text:list-item>
            </text:list>
            <text:p text:style-name="P2"/>
          </draw:text-box>
        </draw:frame>
        <draw:line draw:style-name="gr1" draw:text-style-name="P5" draw:layer="layout" svg:x1="1.4cm" svg:y1="3.8cm" svg:x2="26.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16:43.633578000</meta:creation-date>
    <dc:date>2016-03-03T11:34:43.269852000</dc:date>
    <meta:editing-duration>PT17M59S</meta:editing-duration>
    <meta:editing-cycles>2</meta:editing-cycles>
    <meta:generator>LibreOffice/4.4.7.2$MacOSX_X86_64 LibreOffice_project/f3153a8b245191196a4b6b9abd1d0da16eead600</meta:generator>
    <meta:document-statistic meta:object-count="26"/>
  </office:meta>
</office:document-meta>
</file>